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4.782cm"/>
    </style:style>
    <style:style style:name="co9" style:family="table-column">
      <style:table-column-properties fo:break-before="auto" style:column-width="1.499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2.708cm"/>
    </style:style>
    <style:style style:name="co12" style:family="table-column">
      <style:table-column-properties fo:break-before="auto" style:column-width="1.05cm"/>
    </style:style>
    <style:style style:name="co13" style:family="table-column">
      <style:table-column-properties fo:break-before="auto" style:column-width="1.298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3.344cm"/>
    </style:style>
    <style:style style:name="co16" style:family="table-column">
      <style:table-column-properties fo:break-before="auto" style:column-width="0.524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2" table:number-columns-repeated="7"/>
          <table:table-cell table:style-name="Default"/>
        </table:table-row>
        <table:table-row table:style-name="ro1">
          <table:table-cell table:style-name="ce2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-'file:///tmp/LEIDY 31.xlsx'#Hoja1.A2ssss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08:43:07.8471958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22T12:26:37.256850037</dc:date>
    <dc:creator>Germán Ramírez</dc:creator>
    <meta:editing-duration>PT12H40M42S</meta:editing-duration>
    <meta:editing-cycles>8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59" meta:object-count="0"/>
  </office:meta>
</office:document-meta>
</file>